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finito-title">
      <style:graphic-properties fo:min-height="3.506cm"/>
    </style:style>
    <style:style style:name="pr2" style:family="presentation" style:parent-style-name="Predefinito-subtitle">
      <style:graphic-properties draw:fill-color="#ffffff" draw:textarea-vertical-align="top" fo:min-height="12.179cm"/>
    </style:style>
    <style:style style:name="pr3" style:family="presentation" style:parent-style-name="Predefinito-notes">
      <style:graphic-properties draw:fill-color="#ffffff" fo:min-height="13.364cm"/>
    </style:style>
    <style:style style:name="pr4" style:family="presentation" style:parent-style-name="Predefinito-outline1">
      <style:graphic-properties fo:min-height="11.929cm"/>
    </style:style>
    <style:style style:name="pr5" style:family="presentation" style:parent-style-name="Predefinito-outline1">
      <style:graphic-properties fo:min-height="5.559cm"/>
    </style:style>
    <style:style style:name="co1" style:family="table-column">
      <style:table-column-properties style:column-width="8.399cm" style:use-optimal-column-width="false"/>
    </style:style>
    <style:style style:name="co2" style:family="table-column">
      <style:table-column-properties style:column-width="8.401cm" style:use-optimal-column-width="false"/>
    </style:style>
    <style:style style:name="co3" style:family="table-column">
      <style:table-column-properties style:column-width="12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paragraph-properties fo:text-align="center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style:text-properties fo:font-style="italic" style:text-underline-style="none" style:font-style-asian="italic" style:font-style-complex="italic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size="32pt" fo:font-style="normal" style:font-size-asian="32pt" style:font-style-asian="normal" style:font-size-complex="3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Format String Attack</text:p>
          </draw:text-box>
        </draw:frame>
        <draw:frame presentation:style-name="pr2" draw:text-style-name="P2" draw:layer="layout" svg:width="25.199cm" svg:height="12.661cm" svg:x="1.4cm" svg:y="4.914cm" presentation:class="subtitle" presentation:user-transformed="true">
          <draw:text-box>
            <text:p text:style-name="P1">Bug di programmazione delle funzioni di formattazione:</text:p>
            <text:p text:style-name="P1"/>
            <text:p text:style-name="P1">Printf, fprintf, sprintf, snprintf, vfprintf, vprintf, vsprintf, vsnprintf, ...</text:p>
            <text:p text:style-name="P1"/>
            <text:p text:style-name="P1">Setproctitle, syslog, err*, verr*, warn*, vwarn*, …</text:p>
            <text:p text:style-name="P1"/>
            <text:p text:style-name="P1"/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>
          <draw:text-box>
            <text:p>Funzioni di formattazio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Sono funzioni che accettano un numero variabile di parametri, di cui uno è chiamato stringa di formattazione</text:p>
                <text:p/>
                <text:p><text:span text:style-name="T1">printf(“%s”,nome)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3T18">
        <draw:frame presentation:style-name="pr5" draw:layer="layout" svg:width="12.297cm" svg:height="1.809cm" svg:x="1.474cm" svg:y="1.191cm" presentation:class="outline" presentation:user-transformed="true">
          <draw:text-box>
            <text:list text:style-name="L3">
              <text:list-header>
                <text:p>Come si usano</text:p>
              </text:list-header>
            </text:list>
          </draw:text-box>
        </draw:frame>
        <draw:frame presentation:style-name="pr5" draw:layer="layout" svg:width="12.297cm" svg:height="1.738cm" svg:x="14.313cm" svg:y="1.262cm" presentation:class="outline" presentation:user-transformed="true">
          <draw:text-box>
            <text:list text:style-name="L3">
              <text:list-header>
                <text:p>Come non si usano</text:p>
              </text:list-header>
            </text:list>
          </draw:text-box>
        </draw:frame>
        <draw:frame presentation:style-name="pr5" draw:text-style-name="P4" draw:layer="layout" svg:width="12.297cm" svg:height="10.285cm" svg:x="14.313cm" svg:y="6.8cm" presentation:class="outline" presentation:user-transformed="true">
          <draw:text-box>
            <text:list text:style-name="L3">
              <text:list-header>
                <text:p text:style-name="P4"><text:span text:style-name="T2">Printf(nome);</text:span></text:p>
              </text:list-header>
            </text:list>
          </draw:text-box>
        </draw:frame>
        <draw:frame presentation:style-name="pr5" draw:text-style-name="P5" draw:layer="layout" svg:width="12.297cm" svg:height="10.285cm" svg:x="1.4cm" svg:y="6.8cm" presentation:class="outline" presentation:user-transformed="true">
          <draw:text-box>
            <text:list text:style-name="L3">
              <text:list-header>
                <text:p text:style-name="P5"><text:span text:style-name="T1">Printf(“%s”, nome)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>
          <draw:text-box>
            <text:p>Stringa di formattazio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È una stringa che contiene testo e parametri formattati</text:p>
                <text:p/>
                <text:p><text:span text:style-name="T3">%[parameter][flags][width]</text:span><text:span text:style-name="T3">[.precision][length]type</text:span></text:p>
                <text:p><text:span text:style-name="T3"/></text:p>
                <text:p><text:span text:style-name="T4">Parametro: </text:span><text:span text:style-name="T4">(estensione posix) </text:span><text:span text:style-name="T4">“n$”, n è il numero di </text:span><text:span text:style-name="T4">parametro da usare</text:span></text:p>
                <text:p><text:span text:style-name="T4">Flags: tra i vari flags </text:span><text:span text:style-name="T4">“0”, usato insieme </text:span><text:span text:style-name="T4">alla larghezza, </text:span><text:span text:style-name="T4">aggiunge degli zeri </text:span><text:span text:style-name="T4">prima del numero</text:span></text:p>
                <text:p><text:span text:style-name="T4">Lunghezza: tra i vari </text:span><text:span text:style-name="T4">formati “h”, forza la </text:span><text:span text:style-name="T4">funzione a </text:span><text:span text:style-name="T4">considerare il dato </text:span><text:span text:style-name="T4">come short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>
          <draw:text-box>
            <text:p>Tipi</text:p>
          </draw:text-box>
        </draw:frame>
        <draw:frame draw:style-name="standard" draw:layer="layout" svg:width="25.198cm" svg:height="10.619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tipo</text:p>
              </table:table-cell>
              <table:table-cell>
                <text:p text:style-name="P7">output</text:p>
              </table:table-cell>
              <table:table-cell>
                <text:p text:style-name="P7">passato come</text:p>
              </table:table-cell>
            </table:table-row>
            <table:table-row table:style-name="ro1" table:default-cell-style-name="ce1">
              <table:table-cell>
                <text:p text:style-name="P7">d, i</text:p>
              </table:table-cell>
              <table:table-cell>
                <text:p text:style-name="P7">decimale</text:p>
              </table:table-cell>
              <table:table-cell>
                <text:p text:style-name="P7">valore</text:p>
              </table:table-cell>
            </table:table-row>
            <table:table-row table:style-name="ro1" table:default-cell-style-name="ce1">
              <table:table-cell>
                <text:p text:style-name="P7">f</text:p>
              </table:table-cell>
              <table:table-cell>
                <text:p text:style-name="P7">float</text:p>
              </table:table-cell>
              <table:table-cell table:style-name="gray1">
                <text:p text:style-name="P7">valore</text:p>
              </table:table-cell>
            </table:table-row>
            <table:table-row table:style-name="ro1" table:default-cell-style-name="ce1">
              <table:table-cell>
                <text:p text:style-name="P7">x</text:p>
              </table:table-cell>
              <table:table-cell>
                <text:p text:style-name="P7">esadecimale</text:p>
              </table:table-cell>
              <table:table-cell table:style-name="gray2">
                <text:p text:style-name="P7">valore</text:p>
              </table:table-cell>
            </table:table-row>
            <table:table-row table:style-name="ro1" table:default-cell-style-name="ce1">
              <table:table-cell>
                <text:p text:style-name="P7">s</text:p>
              </table:table-cell>
              <table:table-cell>
                <text:p text:style-name="P7">stringa</text:p>
              </table:table-cell>
              <table:table-cell table:style-name="gray1">
                <text:p text:style-name="P7">riferimento</text:p>
              </table:table-cell>
            </table:table-row>
            <table:table-row table:style-name="ro1" table:default-cell-style-name="ce1">
              <table:table-cell>
                <text:p text:style-name="P7">c</text:p>
              </table:table-cell>
              <table:table-cell>
                <text:p text:style-name="P7">carattere</text:p>
              </table:table-cell>
              <table:table-cell table:style-name="gray2">
                <text:p text:style-name="P7">valore</text:p>
              </table:table-cell>
            </table:table-row>
            <table:table-row table:style-name="ro1" table:default-cell-style-name="ce1">
              <table:table-cell>
                <text:p text:style-name="P7">p</text:p>
              </table:table-cell>
              <table:table-cell>
                <text:p text:style-name="P7">Scrive l’indirizzo della variabile</text:p>
              </table:table-cell>
              <table:table-cell table:style-name="gray1">
                <text:p text:style-name="P7">riferimento</text:p>
              </table:table-cell>
            </table:table-row>
            <table:table-row table:style-name="ro1" table:default-cell-style-name="ce1">
              <table:table-cell>
                <text:p text:style-name="P7">n</text:p>
              </table:table-cell>
              <table:table-cell>
                <text:p text:style-name="P7">Scrive nella variabile in numero di caratteri scritti dalla funzione fino a quel momento</text:p>
              </table:table-cell>
              <table:table-cell table:style-name="gray2">
                <text:p text:style-name="P7">riferimento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>
          <draw:text-box>
            <text:p>Stack</text:p>
          </draw:text-box>
        </draw:frame>
        <draw:frame draw:style-name="standard" draw:layer="layout" svg:width="11.999cm" svg:height="8.747cm" svg:x="8.73cm" svg:y="6.944cm" presentation:class="table" presentation:user-transformed="true">
          <table:table table:template-name="default" table:use-first-row-styles="true" table:use-banding-rows-styles="true">
            <table:table-column table:style-name="co3"/>
            <table:table-row table:style-name="ro1">
              <table:table-cell table:style-name="ce1">
                <text:p text:style-name="P7">...</text:p>
              </table:table-cell>
            </table:table-row>
            <table:table-row table:style-name="ro1">
              <table:table-cell table:style-name="ce1">
                <text:p text:style-name="P7">Variabili locali della funzione</text:p>
              </table:table-cell>
            </table:table-row>
            <table:table-row table:style-name="ro1">
              <table:table-cell table:style-name="ce1">
                <text:p text:style-name="P7">Vecchio ebp</text:p>
              </table:table-cell>
            </table:table-row>
            <table:table-row table:style-name="ro1">
              <table:table-cell table:style-name="ce1">
                <text:p text:style-name="P7">Return address</text:p>
              </table:table-cell>
            </table:table-row>
            <table:table-row table:style-name="ro1">
              <table:table-cell table:style-name="ce1">
                <text:p text:style-name="P7">Argomento 1 (es: format string)</text:p>
              </table:table-cell>
            </table:table-row>
            <table:table-row table:style-name="ro1">
              <table:table-cell table:style-name="ce1">
                <text:p text:style-name="P7">Argomento 2</text:p>
              </table:table-cell>
            </table:table-row>
            <table:table-row table:style-name="ro1">
              <table:table-cell table:style-name="ce1">
                <text:p text:style-name="P7">...</text:p>
              </table:table-cell>
            </table:table-row>
            <table:table-row table:style-name="ro1">
              <table:table-cell table:style-name="ce1">
                <text:p text:style-name="P7">Argomento N</text:p>
              </table:table-cell>
            </table:table-row>
            <table:table-row table:style-name="ro1">
              <table:table-cell table:style-name="ce1">
                <text:p text:style-name="P7">...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>
          <draw:text-box>
            <text:p>Cosa Possiamo Fare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oS</text:p>
              </text:list-item>
              <text:list-item>
                <text:p>Leggere dalla memoria</text:p>
              </text:list-item>
              <text:list-item>
                <text:p>Scrivere nella memori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o&gt;</text:page-number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9T15:59:02.161839350</meta:creation-date>
    <dc:date>2018-11-19T16:56:20.453612228</dc:date>
    <meta:editing-duration>PT23M32S</meta:editing-duration>
    <meta:editing-cycles>6</meta:editing-cycles>
    <meta:generator>LibreOffice/5.1.6.2$Linux_X86_64 LibreOffice_project/10m0$Build-2</meta:generator>
    <meta:document-statistic meta:object-count="51"/>
  </office:meta>
</office:document-meta>
</file>